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4.2567in" svg:y="1.0858in">
            <draw:object draw:notify-on-update-of-ranges="Sheet1.A1:Sheet1.A1 Sheet1.A2:Sheet1.A32 Sheet1.B1:Sheet1.B1 Sheet1.B2:Sheet1.B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me in s</text:p>
          </table:table-cell>
          <table:table-cell office:value-type="string" calcext:value-type="string">
            <text:p>Spe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EXP( 0-([.A2] - 15)^2 / 15 ) + (RAND() * [.B$36] - [.B$36] / 2)" office:value-type="float" office:value="-0.0223547994872346" calcext:value-type="float">
            <text:p>-0.0223547994872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EXP( 0-([.A3] - 15)^2 / 15 ) + (RAND() * [.B$36] - [.B$36] / 2)" office:value-type="float" office:value="-0.0406005206903132" calcext:value-type="float">
            <text:p>-0.0406005206903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EXP( 0-([.A4] - 15)^2 / 15 ) + (RAND() * [.B$36] - [.B$36] / 2)" office:value-type="float" office:value="-0.029393809444671" calcext:value-type="float">
            <text:p>-0.0293938094446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EXP( 0-([.A5] - 15)^2 / 15 ) + (RAND() * [.B$36] - [.B$36] / 2)" office:value-type="float" office:value="0.0397486216034775" calcext:value-type="float">
            <text:p>0.0397486216034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EXP( 0-([.A6] - 15)^2 / 15 ) + (RAND() * [.B$36] - [.B$36] / 2)" office:value-type="float" office:value="0.049587536477293" calcext:value-type="float">
            <text:p>0.0495875364772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EXP( 0-([.A7] - 15)^2 / 15 ) + (RAND() * [.B$36] - [.B$36] / 2)" office:value-type="float" office:value="0.0139092493125669" calcext:value-type="float">
            <text:p>0.0139092493125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EXP( 0-([.A8] - 15)^2 / 15 ) + (RAND() * [.B$36] - [.B$36] / 2)" office:value-type="float" office:value="0.0441490662944873" calcext:value-type="float">
            <text:p>0.0441490662944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EXP( 0-([.A9] - 15)^2 / 15 ) + (RAND() * [.B$36] - [.B$36] / 2)" office:value-type="float" office:value="0.0290869403817457" calcext:value-type="float">
            <text:p>0.0290869403817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EXP( 0-([.A10] - 15)^2 / 15 ) + (RAND() * [.B$36] - [.B$36] / 2)" office:value-type="float" office:value="-0.00827227987235445" calcext:value-type="float">
            <text:p>-0.0082722798723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EXP( 0-([.A11] - 15)^2 / 15 ) + (RAND() * [.B$36] - [.B$36] / 2)" office:value-type="float" office:value="0.0659025476053248" calcext:value-type="float">
            <text:p>0.0659025476053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EXP( 0-([.A12] - 15)^2 / 15 ) + (RAND() * [.B$36] - [.B$36] / 2)" office:value-type="float" office:value="0.158115921508824" calcext:value-type="float">
            <text:p>0.1581159215088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EXP( 0-([.A13] - 15)^2 / 15 ) + (RAND() * [.B$36] - [.B$36] / 2)" office:value-type="float" office:value="0.389212277642566" calcext:value-type="float">
            <text:p>0.3892122776425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EXP( 0-([.A14] - 15)^2 / 15 ) + (RAND() * [.B$36] - [.B$36] / 2)" office:value-type="float" office:value="0.554851917852992" calcext:value-type="float">
            <text:p>0.5548519178529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EXP( 0-([.A15] - 15)^2 / 15 ) + (RAND() * [.B$36] - [.B$36] / 2)" office:value-type="float" office:value="0.792117072805013" calcext:value-type="float">
            <text:p>0.7921170728050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EXP( 0-([.A16] - 15)^2 / 15 ) + (RAND() * [.B$36] - [.B$36] / 2)" office:value-type="float" office:value="0.967500365212323" calcext:value-type="float">
            <text:p>0.9675003652123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EXP( 0-([.A17] - 15)^2 / 15 ) + (RAND() * [.B$36] - [.B$36] / 2)" office:value-type="float" office:value="0.957414622620232" calcext:value-type="float">
            <text:p>0.9574146226202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EXP( 0-([.A18] - 15)^2 / 15 ) + (RAND() * [.B$36] - [.B$36] / 2)" office:value-type="float" office:value="0.919012472236661" calcext:value-type="float">
            <text:p>0.9190124722366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EXP( 0-([.A19] - 15)^2 / 15 ) + (RAND() * [.B$36] - [.B$36] / 2)" office:value-type="float" office:value="0.752691312348275" calcext:value-type="float">
            <text:p>0.7526913123482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EXP( 0-([.A20] - 15)^2 / 15 ) + (RAND() * [.B$36] - [.B$36] / 2)" office:value-type="float" office:value="0.52276763765141" calcext:value-type="float">
            <text:p>0.522767637651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EXP( 0-([.A21] - 15)^2 / 15 ) + (RAND() * [.B$36] - [.B$36] / 2)" office:value-type="float" office:value="0.384565992545976" calcext:value-type="float">
            <text:p>0.3845659925459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EXP( 0-([.A22] - 15)^2 / 15 ) + (RAND() * [.B$36] - [.B$36] / 2)" office:value-type="float" office:value="0.225320304597503" calcext:value-type="float">
            <text:p>0.2253203045975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EXP( 0-([.A23] - 15)^2 / 15 ) + (RAND() * [.B$36] - [.B$36] / 2)" office:value-type="float" office:value="0.0766920693717719" calcext:value-type="float">
            <text:p>0.0766920693717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EXP( 0-([.A24] - 15)^2 / 15 ) + (RAND() * [.B$36] - [.B$36] / 2)" office:value-type="float" office:value="0.0807713875556296" calcext:value-type="float">
            <text:p>0.080771387555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EXP( 0-([.A25] - 15)^2 / 15 ) + (RAND() * [.B$36] - [.B$36] / 2)" office:value-type="float" office:value="0.025388405777113" calcext:value-type="float">
            <text:p>0.0253884057771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EXP( 0-([.A26] - 15)^2 / 15 ) + (RAND() * [.B$36] - [.B$36] / 2)" office:value-type="float" office:value="-0.00492900103667114" calcext:value-type="float">
            <text:p>-0.0049290010366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EXP( 0-([.A27] - 15)^2 / 15 ) + (RAND() * [.B$36] - [.B$36] / 2)" office:value-type="float" office:value="-0.0328050466614838" calcext:value-type="float">
            <text:p>-0.0328050466614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EXP( 0-([.A28] - 15)^2 / 15 ) + (RAND() * [.B$36] - [.B$36] / 2)" office:value-type="float" office:value="0.01375822196228" calcext:value-type="float">
            <text:p>0.013758221962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EXP( 0-([.A29] - 15)^2 / 15 ) + (RAND() * [.B$36] - [.B$36] / 2)" office:value-type="float" office:value="-0.0307411309354442" calcext:value-type="float">
            <text:p>-0.0307411309354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EXP( 0-([.A30] - 15)^2 / 15 ) + (RAND() * [.B$36] - [.B$36] / 2)" office:value-type="float" office:value="0.033211457032617" calcext:value-type="float">
            <text:p>0.0332114570326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EXP( 0-([.A31] - 15)^2 / 15 ) + (RAND() * [.B$36] - [.B$36] / 2)" office:value-type="float" office:value="0.0150163304280744" calcext:value-type="float">
            <text:p>0.01501633042807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EXP( 0-([.A32] - 15)^2 / 15 ) + (RAND() * [.B$36] - [.B$36] / 2)" office:value-type="float" office:value="0.0070047297358297" calcext:value-type="float">
            <text:p>0.00700472973583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mag</text:p>
          </table:table-cell>
          <table:table-cell table:formula="of:=1/10" office:value-type="float" office:value="0.1" calcext:value-type="float">
            <text:p>0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6T16:15:53.830364341</meta:creation-date>
    <dc:date>2021-11-16T16:24:46.162697058</dc:date>
    <meta:editing-duration>PT8M52S</meta:editing-duration>
    <meta:editing-cycles>2</meta:editing-cycles>
    <meta:generator>LibreOffice/7.1.6.2$Linux_X86_64 LibreOffice_project/10$Build-2</meta:generator>
    <meta:document-statistic meta:table-count="1" meta:cell-count="6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66cm" svg:y="4.201cm" style:legend-expansion="high" chart:style-name="ch2"/>
        <chart:plot-area chart:style-name="ch3" table:cell-range-address="Sheet1.A1:Sheet1.B32" chart:data-source-has-labels="row" svg:x="0.32cm" svg:y="0.18cm" svg:width="13.626cm" svg:height="8.64cm">
          <chart:coordinate-region svg:x="1.153cm" svg:y="0.38cm" svg:width="12.606cm" svg:height="8.2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2" chart:label-cell-address="Sheet1.B1:Sheet1.B1" chart:class="chart:scatter">
            <chart:domain table:cell-range-address="Sheet1.A2:Sheet1.A32"/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32</svg:desc>
                </draw:g>
              </table:table-cell>
              <table:table-cell office:value-type="float" office:value="-0.0223547994872346">
                <text:p>-0.0223547994872346</text:p>
                <draw:g>
                  <svg:desc>Sheet1.B2:Sheet1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0406005206903132">
                <text:p>-0.04060052069031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0.029393809444671">
                <text:p>-0.0293938094446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397486216034775">
                <text:p>0.03974862160347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49587536477293">
                <text:p>0.0495875364772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139092493125669">
                <text:p>0.01390924931256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441490662944873">
                <text:p>0.04414906629448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290869403817457">
                <text:p>0.02908694038174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0.00827227987235445">
                <text:p>-0.008272279872354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659025476053248">
                <text:p>0.06590254760532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58115921508824">
                <text:p>0.1581159215088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389212277642566">
                <text:p>0.3892122776425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554851917852992">
                <text:p>0.5548519178529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792117072805013">
                <text:p>0.7921170728050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967500365212323">
                <text:p>0.9675003652123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957414622620232">
                <text:p>0.9574146226202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919012472236661">
                <text:p>0.9190124722366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752691312348275">
                <text:p>0.7526913123482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52276763765141">
                <text:p>0.522767637651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384565992545976">
                <text:p>0.3845659925459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225320304597503">
                <text:p>0.2253203045975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766920693717719">
                <text:p>0.07669206937177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807713875556296">
                <text:p>0.08077138755562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25388405777113">
                <text:p>0.0253884057771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0.00492900103667114">
                <text:p>-0.004929001036671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0.0328050466614838">
                <text:p>-0.03280504666148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1375822196228">
                <text:p>0.013758221962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0.0307411309354442">
                <text:p>-0.03074113093544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33211457032617">
                <text:p>0.0332114570326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150163304280744">
                <text:p>0.01501633042807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070047297358297">
                <text:p>0.00700472973582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6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